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1.649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1957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909in"/>
    </style:style>
    <style:style style:name="co7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PageStyle_5f_First_20_Order_20__28_alpaca-native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ause_20__28_alpaca-native_29__20_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rst Order (alpaca-native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cause</text:p>
          </table:table-cell>
          <table:table-cell table:style-name="ce10" office:value-type="string" calcext:value-type="string">
            <text:p>total effects</text:p>
          </table:table-cell>
          <table:table-cell table:style-name="ce10" office:value-type="string" calcext:value-type="string">
            <text:p>recalled effects</text:p>
          </table:table-cell>
          <table:table-cell table:style-name="ce9" office:value-type="string" calcext:value-type="string">
            <text:p>recall percentage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rime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" calcext:value-type="float">
            <text:p>10</text:p>
          </table:table-cell>
          <table:table-cell table:style-name="ce12" table:formula="of:=([.C2]/[.B2])*100" office:value-type="float" office:value="9.61538461538462" calcext:value-type="float">
            <text:p>9.61538461538462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alcoholism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21" calcext:value-type="float">
            <text:p>21</text:p>
          </table:table-cell>
          <table:table-cell table:style-name="ce12" table:formula="of:=([.C3]/[.B3])*100" office:value-type="float" office:value="17.2131147540984" calcext:value-type="float">
            <text:p>17.2131147540984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terrorism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" calcext:value-type="float">
            <text:p>3</text:p>
          </table:table-cell>
          <table:table-cell table:style-name="ce12" table:formula="of:=([.C4]/[.B4])*100" office:value-type="float" office:value="6.12244897959184" calcext:value-type="float">
            <text:p>6.12244897959184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ollution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45" calcext:value-type="float">
            <text:p>45</text:p>
          </table:table-cell>
          <table:table-cell table:style-name="ce12" table:formula="of:=([.C5]/[.B5])*100" office:value-type="float" office:value="32.6086956521739" calcext:value-type="float">
            <text:p>32.6086956521739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apitalism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" calcext:value-type="float">
            <text:p>2</text:p>
          </table:table-cell>
          <table:table-cell table:style-name="ce12" table:formula="of:=([.C6]/[.B6])*100" office:value-type="float" office:value="4.76190476190476" calcext:value-type="float">
            <text:p>4.76190476190476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lavery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" calcext:value-type="float">
            <text:p>3</text:p>
          </table:table-cell>
          <table:table-cell table:style-name="ce12" table:formula="of:=([.C7]/[.B7])*100" office:value-type="float" office:value="9.67741935483871" calcext:value-type="float">
            <text:p>9.6774193548387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ea level rise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8]/[.B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rostitution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9]/[.B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etrol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10]/[.B1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ornography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formula="of:=([.C11]/[.B11])*100" office:value-type="float" office:value="5.26315789473684" calcext:value-type="float">
            <text:p>5.26315789473684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tax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" calcext:value-type="float">
            <text:p>3</text:p>
          </table:table-cell>
          <table:table-cell table:style-name="ce12" table:formula="of:=([.C12]/[.B12])*10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ubluxation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13]/[.B1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illegal drugs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14]/[.B1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truth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15]/[.B1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armenian genocide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16]/[.B1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liberalism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17]/[.B1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lato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12" table:formula="of:=([.C18]/[.B18])*100" office:value-type="float" office:value="28.5714285714286" calcext:value-type="float">
            <text:p>28.5714285714286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oil drilling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19]/[.B1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eastern orthodoxy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20]/[.B2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talk radio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21]/[.B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ensorship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22]/[.B2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olympics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23]/[.B2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eltic reviv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24]/[.B2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black pow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25]/[.B2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ossil fue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26]/[.B2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oka gakkai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27]/[.B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judas iscario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28]/[.B2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law enforcement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29]/[.B2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wikipedia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2" table:formula="of:=([.C30]/[.B30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ractional reserve banking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31]/[.B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esports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32]/[.B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rison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33]/[.B3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autoerotic asphyxia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34]/[.B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human evolutio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35]/[.B3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bullfighting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36]/[.B3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ascism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37]/[.B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opus dei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38]/[.B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igmund freud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39]/[.B3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depleted uranium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40]/[.B4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1919 world series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41]/[.B4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edophilia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42]/[.B4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mormonism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43]/[.B4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federal communications commissi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44]/[.B4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world war i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45]/[.B4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historicity of jesus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46]/[.B4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ocrates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47]/[.B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arl jung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48]/[.B4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ornica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49]/[.B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myspac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50]/[.B5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energy consump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51]/[.B5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renatal car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52]/[.B5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glyphosat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2" table:formula="of:=([.C53]/[.B5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2"/>
          <table:table-cell table:style-name="ce9" office:value-type="string" calcext:value-type="string">
            <text:p>Average recall percentage</text:p>
          </table:table-cell>
          <table:table-cell table:style-name="ce12" table:formula="of:=AVERAGE([.D2:.D53])" office:value-type="float" office:value="3.66346579328508" calcext:value-type="float">
            <text:p>3.66346579328508</text:p>
          </table:table-cell>
          <table:table-cell table:number-columns-repeated="1020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rst Order(Fine-tuned alpaca-native)" table:style-name="ta2">
        <office:forms form:automatic-focus="false" form:apply-design-mode="false"/>
        <table:table-column table:style-name="co5" table:number-columns-repeated="3" table:default-cell-style-name="ce29"/>
        <table:table-column table:style-name="co5" table:default-cell-style-name="ce12"/>
        <table:table-row table:style-name="ro1">
          <table:table-cell table:style-name="ce7" office:value-type="string" calcext:value-type="string">
            <text:p>cause</text:p>
          </table:table-cell>
          <table:table-cell table:style-name="ce10" office:value-type="string" calcext:value-type="string">
            <text:p>total effects</text:p>
          </table:table-cell>
          <table:table-cell table:style-name="ce10" office:value-type="string" calcext:value-type="string">
            <text:p>recalled effects</text:p>
          </table:table-cell>
          <table:table-cell table:style-name="ce9" office:value-type="string" calcext:value-type="string">
            <text:p>recall percentage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([.C2]/[.B2])*100" office:value-type="float" office:value="11.5384615384615" calcext:value-type="float">
            <text:p>11.5384615384615</text:p>
          </table:table-cell>
        </table:table-row>
        <table:table-row table:style-name="ro1">
          <table:table-cell office:value-type="string" calcext:value-type="string">
            <text:p>alcoholism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table:formula="of:=([.C3]/[.B3])*100" office:value-type="float" office:value="12.2950819672131" calcext:value-type="float">
            <text:p>12.2950819672131</text:p>
          </table:table-cell>
        </table:table-row>
        <table:table-row table:style-name="ro1">
          <table:table-cell office:value-type="string" calcext:value-type="string">
            <text:p>terrorism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([.C4]/[.B4])*100" office:value-type="float" office:value="6.12244897959184" calcext:value-type="float">
            <text:p>6.12244897959184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table:formula="of:=([.C5]/[.B5])*100" office:value-type="float" office:value="34.7826086956522" calcext:value-type="float">
            <text:p>34.7826086956522</text:p>
          </table:table-cell>
        </table:table-row>
        <table:table-row table:style-name="ro1">
          <table:table-cell office:value-type="string" calcext:value-type="string">
            <text:p>capitalism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([.C6]/[.B6])*100" office:value-type="float" office:value="7.14285714285714" calcext:value-type="float">
            <text:p>7.14285714285714</text:p>
          </table:table-cell>
        </table:table-row>
        <table:table-row table:style-name="ro1">
          <table:table-cell office:value-type="string" calcext:value-type="string">
            <text:p>slavery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([.C7]/[.B7])*100" office:value-type="float" office:value="6.45161290322581" calcext:value-type="float">
            <text:p>6.45161290322581</text:p>
          </table:table-cell>
        </table:table-row>
        <table:table-row table:style-name="ro1">
          <table:table-cell office:value-type="string" calcext:value-type="string">
            <text:p>sea level ris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([.C8]/[.B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titutio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[.C9]/[.B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0]/[.B1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nography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[.C11]/[.B1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([.C12]/[.B12])*100" office:value-type="float" office:value="13.3333333333333" calcext:value-type="float">
            <text:p>13.3333333333333</text:p>
          </table:table-cell>
        </table:table-row>
        <table:table-row table:style-name="ro1">
          <table:table-cell office:value-type="string" calcext:value-type="string">
            <text:p>sublux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3]/[.B1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legal drug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14]/[.B1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15]/[.B15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menian genocid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C16]/[.B1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sm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C17]/[.B1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C18]/[.B18])*100" office:value-type="float" office:value="28.5714285714286" calcext:value-type="float">
            <text:p>28.5714285714286</text:p>
          </table:table-cell>
        </table:table-row>
        <table:table-row table:style-name="ro1">
          <table:table-cell office:value-type="string" calcext:value-type="string">
            <text:p>oil drillin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19]/[.B19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astern orthodox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]/[.B2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k rad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1]/[.B2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orship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([.C22]/[.B2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ympic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23]/[.B2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tic reviv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4]/[.B2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 pow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5]/[.B2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ssil fu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6]/[.B2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ka gakk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7]/[.B2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das iscari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8]/[.B28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aw enforcemen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29]/[.B2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30]/[.B30])*100" office:value-type="float" office:value="66.6666666666667" calcext:value-type="float">
            <text:p>66.6666666666667</text:p>
          </table:table-cell>
        </table:table-row>
        <table:table-row table:style-name="ro4">
          <table:table-cell office:value-type="string" calcext:value-type="string">
            <text:p>fractional reserve bankin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31]/[.B3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or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2]/[.B3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33]/[.B33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toerotic asphyxi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4]/[.B34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uman evolu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35]/[.B3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lfigh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6]/[.B3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ci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37]/[.B3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us d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8]/[.B38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mund fre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9]/[.B39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pleted uran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0]/[.B40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19 world se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1]/[.B4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ophil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2]/[.B4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moni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3]/[.B43])*100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ederal communications commis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4]/[.B4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ld war 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45]/[.B45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istoricity of je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6]/[.B4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r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7]/[.B4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 j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8]/[.B4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9]/[.B4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sp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50]/[.B50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ergy consum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51]/[.B5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natal c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52]/[.B5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phosa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53]/[.B53])*100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ecall percentage</text:p>
          </table:table-cell>
          <table:table-cell table:formula="of:=AVERAGE([.D2:.D53])" office:value-type="float" office:value="3.59431730381596" calcext:value-type="float">
            <text:p>3.59431730381596</text:p>
          </table:table-cell>
        </table:table-row>
      </table:table>
      <table:table table:name="Cause (alpaca-native) " table:style-name="ta3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6">
          <table:table-cell table:style-name="ce13" office:value-type="string" calcext:value-type="string">
            <text:p>cause</text:p>
          </table:table-cell>
          <table:table-cell table:style-name="ce13" office:value-type="string" calcext:value-type="string">
            <text:p>total effects</text:p>
          </table:table-cell>
          <table:table-cell table:style-name="ce13" office:value-type="string" calcext:value-type="string">
            <text:p>recalled effects</text:p>
          </table:table-cell>
          <table:table-cell table:style-name="ce13" office:value-type="string" calcext:value-type="string">
            <text:p>Recall percentage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super bowl xxxviii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2]/[.B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olympics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3]/[.B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golf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4]/[.B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slavery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" calcext:value-type="float">
            <text:p>1</text:p>
          </table:table-cell>
          <table:table-cell table:style-name="ce14" table:formula="of:=([.C5]/[.B5])*100" office:value-type="float" office:value="3.57142857142857" calcext:value-type="float">
            <text:p>3.57142857142857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armenian genocide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6]/[.B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black 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7]/[.B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fascism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8]/[.B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capitalis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9]/[.B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occupy wall stree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10]/[.B1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terrorism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" calcext:value-type="float">
            <text:p>1</text:p>
          </table:table-cell>
          <table:table-cell table:style-name="ce14" table:formula="of:=([.C11]/[.B11])*100" office:value-type="float" office:value="3.125" calcext:value-type="float">
            <text:p>3.125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liberalism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12]/[.B1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judas iscario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13]/[.B1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censorship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14]/[.B1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federal communications commissi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15]/[.B1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pedophilia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16]/[.B1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fornication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17]/[.B1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prostitution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18]/[.B1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pornography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19]/[.B1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subluxatio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20]/[.B2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warburg hypothesis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21]/[.B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alcoholism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6" calcext:value-type="float">
            <text:p>6</text:p>
          </table:table-cell>
          <table:table-cell table:style-name="ce14" table:formula="of:=([.C22]/[.B22])*100" office:value-type="float" office:value="14.2857142857143" calcext:value-type="float">
            <text:p>14.2857142857143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sex differences in psychology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23]/[.B2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human evolu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24]/[.B2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pollution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24" calcext:value-type="float">
            <text:p>24</text:p>
          </table:table-cell>
          <table:table-cell table:style-name="ce14" table:formula="of:=([.C25]/[.B25])*100" office:value-type="float" office:value="12.6315789473684" calcext:value-type="float">
            <text:p>12.6315789473684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energy consumption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26]/[.B2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sea level rise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27]/[.B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petro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28]/[.B2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naps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29]/[.B2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pop punk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30]/[.B3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bullfighting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31]/[.B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sigmund freu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32]/[.B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crime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3" calcext:value-type="float">
            <text:p>3</text:p>
          </table:table-cell>
          <table:table-cell table:style-name="ce14" table:formula="of:=([.C33]/[.B33])*100" office:value-type="float" office:value="2.67857142857143" calcext:value-type="float">
            <text:p>2.67857142857143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law enforcemen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34]/[.B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tax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35]/[.B3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illegal drugs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36]/[.B3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prison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37]/[.B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tru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38]/[.B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29" office:value-type="string" calcext:value-type="string">
            <text:p>plato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14" table:formula="of:=([.C39]/[.B3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3"/>
          <table:table-cell table:style-name="ce14"/>
          <table:table-cell table:style-name="ce13" office:value-type="string" calcext:value-type="string">
            <text:p>Average recall percentage</text:p>
          </table:table-cell>
          <table:table-cell table:style-name="ce14" table:formula="of:=AVERAGE([.D2:.D39])" office:value-type="float" office:value="0.955060348239019" calcext:value-type="float">
            <text:p>0.955060348239019</text:p>
          </table:table-cell>
          <table:table-cell table:number-columns-repeated="1020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use (Fine-tuned alpaca-native)" table:style-name="ta2">
        <office:forms form:automatic-focus="false" form:apply-design-mode="false"/>
        <table:table-column table:style-name="co5" table:number-columns-repeated="3" table:default-cell-style-name="ce29"/>
        <table:table-column table:style-name="co5" table:default-cell-style-name="ce14"/>
        <table:table-row table:style-name="ro6">
          <table:table-cell table:style-name="ce13" office:value-type="string" calcext:value-type="string">
            <text:p>cause</text:p>
          </table:table-cell>
          <table:table-cell table:style-name="ce13" office:value-type="string" calcext:value-type="string">
            <text:p>total effects</text:p>
          </table:table-cell>
          <table:table-cell table:style-name="ce13" office:value-type="string" calcext:value-type="string">
            <text:p>recalled effects</text:p>
          </table:table-cell>
          <table:table-cell table:style-name="ce13" office:value-type="string" calcext:value-type="string">
            <text:p>Recall percentage</text:p>
          </table:table-cell>
        </table:table-row>
        <table:table-row table:style-name="ro2">
          <table:table-cell office:value-type="string" calcext:value-type="string">
            <text:p>super bowl xxxvii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2]/[.B2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olymp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]/[.B3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]/[.B4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slavery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([.C5]/[.B5])*100" office:value-type="float" office:value="3.57142857142857" calcext:value-type="float">
            <text:p>3.57142857142857</text:p>
          </table:table-cell>
        </table:table-row>
        <table:table-row table:style-name="ro2">
          <table:table-cell office:value-type="string" calcext:value-type="string">
            <text:p>armenian genocid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6]/[.B6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lack pow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7]/[.B7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ascism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([.C8]/[.B8])*100" office:value-type="float" office:value="7.69230769230769" calcext:value-type="float">
            <text:p>7.69230769230769</text:p>
          </table:table-cell>
        </table:table-row>
        <table:table-row table:style-name="ro6">
          <table:table-cell office:value-type="string" calcext:value-type="string">
            <text:p>capitalis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C9]/[.B9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ccupy wall stree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0]/[.B10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erroris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([.C11]/[.B11])*100" office:value-type="float" office:value="3.125" calcext:value-type="float">
            <text:p>3.125</text:p>
          </table:table-cell>
        </table:table-row>
        <table:table-row table:style-name="ro6">
          <table:table-cell office:value-type="string" calcext:value-type="string">
            <text:p>liberalis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C12]/[.B12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judas iscario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13]/[.B13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ensorship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C14]/[.B14])*100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ederal communications commis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15]/[.B15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dophili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16]/[.B16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ornic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7]/[.B17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rostitution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([.C18]/[.B18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ornograph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19]/[.B19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subluxa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0]/[.B20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rburg hypothe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1]/[.B21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alcoholism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([.C22]/[.B22])*100" office:value-type="float" office:value="14.2857142857143" calcext:value-type="float">
            <text:p>14.2857142857143</text:p>
          </table:table-cell>
        </table:table-row>
        <table:table-row table:style-name="ro4">
          <table:table-cell office:value-type="string" calcext:value-type="string">
            <text:p>sex differences in psych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3]/[.B23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uman evolu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4]/[.B24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ollution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table:formula="of:=([.C25]/[.B25])*100" office:value-type="float" office:value="14.7368421052632" calcext:value-type="float">
            <text:p>14.7368421052632</text:p>
          </table:table-cell>
        </table:table-row>
        <table:table-row table:style-name="ro2">
          <table:table-cell office:value-type="string" calcext:value-type="string">
            <text:p>energy consumpti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C26]/[.B26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sea level ris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([.C27]/[.B27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tr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8]/[.B28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naps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9]/[.B29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op pu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0]/[.B30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ullfight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31]/[.B31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mund freu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32]/[.B32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rime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formula="of:=([.C33]/[.B33])*100" office:value-type="float" office:value="4.46428571428571" calcext:value-type="float">
            <text:p>4.46428571428571</text:p>
          </table:table-cell>
        </table:table-row>
        <table:table-row table:style-name="ro2">
          <table:table-cell office:value-type="string" calcext:value-type="string">
            <text:p>law enforceme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34]/[.B34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a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5]/[.B35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illegal dru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36]/[.B36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riso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([.C37]/[.B37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ruth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([.C38]/[.B38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9]/[.B39])*100" office:value-type="float" office:value="0" calcext:value-type="float">
            <text:p>0</text:p>
          </table:table-cell>
        </table:table-row>
        <table:table-row table:style-name="ro6">
          <table:table-cell table:style-name="ce13"/>
          <table:table-cell table:style-name="ce14"/>
          <table:table-cell table:style-name="ce13" office:value-type="string" calcext:value-type="string">
            <text:p>Average recall percentage</text:p>
          </table:table-cell>
          <table:table-cell table:formula="of:=AVERAGE([.D2:.D39])" office:value-type="float" office:value="1.25988364128946" calcext:value-type="float">
            <text:p>1.25988364128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/>
    </number:time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6">
      <number:hours/>
      <number:text>:</number:text>
      <number:minutes number:style="long"/>
      <number:text> </number:text>
      <number:am-pm/>
    </number:time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21">
      <number:hours/>
      <number:text>:</number:text>
      <number:minutes number:style="long"/>
      <number:text>:</number:text>
      <number:seconds number:style="long"/>
    </number:time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date-style style:name="N122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 number:textual="true"/>
      <number:text>-</number:text>
      <number:year/>
    </number:date-style>
    <number:date-style style:name="N136">
      <number:month/>
      <number:text>/</number:text>
      <number:day/>
      <number:text>/</number:text>
      <number:year number:style="long"/>
    </number:date-style>
    <number:currency-style style:name="N12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40">
      <number:minutes number:style="long"/>
      <number:text>:</number:text>
      <number:seconds number:style="long" number:decimal-places="1"/>
    </number:time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time-style style:name="N137">
      <number:hours/>
      <number:text>:</number:text>
      <number:minutes number:style="long"/>
    </number:time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First_20_Order_20__28_alpaca-native_29_" style:display-name="PageStyle_First Order (alpaca-native)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use_20__28_alpaca-native_29__20_" style:display-name="PageStyle_Cause (alpaca-native) 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5T08:08:26.681969253</dc:date>
    <meta:editing-duration>PT1H13M23S</meta:editing-duration>
    <meta:editing-cycles>11</meta:editing-cycles>
    <meta:generator>LibreOffice/7.3.7.2$Linux_X86_64 LibreOffice_project/30$Build-2</meta:generator>
    <meta:document-statistic meta:table-count="4" meta:cell-count="744" meta:object-count="0"/>
  </office:meta>
</office:document-meta>
</file>